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Ubuntu" svg:font-family="Ubuntu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UrbanBody">
      <style:text-properties fo:font-weight="normal" style:font-weight-asian="normal" style:font-weight-complex="normal"/>
    </style:style>
    <style:style style:family="paragraph" style:name="P4" style:parent-style-name="UrbanBody">
      <style:text-properties style:text-line-through-style="none"/>
    </style:style>
    <style:style style:family="paragraph" style:name="P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text-line-through-style="none"/>
    </style:style>
    <style:style style:family="text" style:name="T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padding="0cm" style:background-transparency="100%" style:horizontal-pos="from-left" style:horizontal-rel="page" style:number-wrapped-paragraphs="no-limit" style:shadow="none" style:vertical-pos="from-top" style:vertical-rel="page" style:wrap="run-through">
        <style:background-image/>
      </style:graphic-properties>
    </style:style>
  </office:automatic-styles>
  <office:body>
    <office:text>
      <office:forms form:apply-design-mode="false" form:automatic-focus="false"/>
      <text:tracked-changes text:track-changes="false">
        <text:changed-region text:id="ct170941312" xml:id="ct170941312">
          <text:insertion>
            <office:change-info>
              <dc:creator>Gauthier Bastien</dc:creator>
              <dc:date>2011-09-09T12:21:00</dc:date>
            </office:change-info>
          </text:insertion>
        </text:changed-region>
        <text:changed-region text:id="ct170724464" xml:id="ct170724464">
          <text:insertion>
            <office:change-info>
              <dc:creator>Auteur inconnu</dc:creator>
              <dc:date>2011-03-31T13:08:00</dc:date>
            </office:change-info>
          </text:insertion>
        </text:changed-region>
        <text:changed-region text:id="ct170958984" xml:id="ct170958984">
          <text:insertion>
            <office:change-info>
              <dc:creator>Auteur inconnu</dc:creator>
              <dc:date>2011-03-31T13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name="Cadre2" draw:style-name="fr1" draw:z-index="0" svg:width="7.128cm" svg:x="2cm" svg:y="2cm" text:anchor-page-number="1" text:anchor-type="page">
        <draw:text-box fo:min-height="5.226cm">
          <text:p text:style-name="P2"><office:annotation><dc:creator>Gauthier Bastien</dc:creator><dc:date>2011-01-13T14:56:41</dc:date><text:p text:style-name="P5"><text:span text:style-name="T6">do text</text:span></text:p><text:p text:style-name="P5"><text:span text:style-name="T6">from document(at=header, format='odt')</text:span></text:p></office:annotation><text:span text:style-name="T2">Import depuis header.odt</text:span></text:p>
        </draw:text-box>
      </draw:frame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écépissé de dépôt d'une demande de certificat d'urbanisme n°2</text:p>
      <text:p text:style-name="UrbanBody"/>
      <text:p text:style-name="UrbanBody"><office:annotation><dc:creator>Gauthier Bastien</dc:creator><dc:date>2011-01-13T14:56:41</dc:date><text:p text:style-name="P5"><text:span text:style-name="T6">do text</text:span></text:p><text:p text:style-name="P5"><text:span text:style-name="T6">from document(at=reference, format='odt')</text:span></text:p></office:annotation><text:span text:style-name="T2">Import depuis reference.odt</text:span></text:p>
      <text:p text:style-name="UrbanBody"/>
      <text:p text:style-name="UrbanBody">Je soussigné,</text:p>
      <text:p text:style-name="UrbanBody"><text:s/><office:annotation><dc:creator>sde </dc:creator><dc:date>2011-10-07T15:13:46</dc:date><text:p text:style-name="P5"><text:span text:style-name="T7">do text </text:span></text:p><text:p text:style-name="P5"><text:span text:style-name="T7">from xhtml(self.portal_urban.decorateHTML('UrbanBody',self.getFolderManagersSignaletic()))</text:span></text:p></office:annotation></text:p>
      <text:p text:style-name="UrbanBody">mandaté par l'Administration Communale <text:text-input text:description="Nom de la commune préfixé par &lt;de&gt; ou &lt;d'&gt;">tool.getCityName(prefixed=True)</text:text-input> certifie que <text:span text:style-name="T3"><text:text-input text:description="Signalétique des demandeurs">self.getApplicantsSignaletic(withaddress=True)</text:text-input></text:span></text:p>
      <text:p text:style-name="P4"/>
      <text:p text:style-name="UrbanBody"><office:annotation><dc:creator>Gauthier Bastien</dc:creator><dc:date>2011-02-21T10:09:27</dc:date><text:p text:style-name="P5"><text:span text:style-name="T6">do text if not len(self.getApplicants()) &gt; 1 and not len(self.getParcels()) &gt; 1</text:span></text:p></office:annotation>propriétaire de la parcelle (terrain ou bâtiment), située:</text:p>
      <text:p text:style-name="UrbanBody"><office:annotation><dc:creator>Gauthier Bastien</dc:creator><dc:date>2011-02-21T10:12:18</dc:date><text:p text:style-name="P5"><text:span text:style-name="T5">do text if not len(self.getApplicants()) &gt; 1 and len(self.getParcels()) &gt; 1</text:span></text:p></office:annotation>propriétaire des parcelles (terrain ou bâtiment), situées:</text:p>
      <text:p text:style-name="UrbanBody"><office:annotation><dc:creator>Gauthier Bastien</dc:creator><dc:date>2011-02-21T10:12:52</dc:date><text:p text:style-name="P5"><text:span text:style-name="T5">do text if len(self.getApplicants()) &gt; 1 and not len(self.getParcels()) &gt; 1</text:span></text:p></office:annotation>propriétaires de la parcelle (terrain ou bâtiment), située:</text:p>
      <text:p text:style-name="UrbanBody"><office:annotation><dc:creator>Gauthier Bastien</dc:creator><dc:date>2011-02-21T10:13:04</dc:date><text:p text:style-name="P5"><text:span text:style-name="T5">do text if len(self.getApplicants()) &gt; 1 and len(self.getParcels()) &gt; 1</text:span></text:p></office:annotation>propriétaires des parcelles (terrain ou bâtiment), situées:</text:p>
      <text:p text:style-name="UrbanBody"><office:annotation><dc:creator>Gauthier Bastien</dc:creator><dc:date>2011-02-21T10:13:40</dc:date><text:p text:style-name="P5"><text:span text:style-name="T5">do text if not len(self.getParcels()) &gt; 1</text:span></text:p></office:annotation><text:text-input text:description="Lieu des travaux">self.getWorkLocationSignaletic()</text:text-input> et inscrite au cadastre, <text:text-input text:description="Détails des parcelles">licence_view.get_parcels()</text:text-input></text:p>
      <text:p text:style-name="UrbanBody"><office:annotation><dc:creator>Gauthier Bastien</dc:creator><dc:date>2011-02-21T10:13:40</dc:date><text:p text:style-name="P5"><text:span text:style-name="T5">do text if len(self.getParcels()) &gt; 1</text:span></text:p></office:annotation><text:text-input text:description="Lieu des travaux">self.getWorkLocationSignaletic()</text:text-input> et inscrite(s) au cadastre, <text:text-input text:description="Détails des parcelles">licence_view.get_parcels()</text:text-input></text:p>
      <text:p text:style-name="P3"><text:span text:style-name="T4"><office:annotation><dc:creator>Gauthier Bastien</dc:creator><dc:date>2011-02-21T10:13:40</dc:date><text:p text:style-name="P5"><text:span text:style-name="T5">do text if not len(self.getApplicants()) &gt; 1</text:span></text:p></office:annotation></text:span><text:span text:style-name="T4">a déposé une demande de certificat d'urbanisme n°2</text:span></text:p>
      <text:p text:style-name="P3"><office:annotation><dc:creator>Gauthier Bastien</dc:creator><dc:date>2011-02-21T10:14:06</dc:date><text:p text:style-name="P5"><text:span text:style-name="T5">do text if len(self.getApplicants()) &gt; 1</text:span></text:p></office:annotation>ont déposé <text:span text:style-name="T4">une demande de certificat d'urbanisme n°2</text:span>.</text:p>
      <text:p text:style-name="UrbanBody"/>
      <text:p text:style-name="UrbanBody"/>
      <text:p text:style-name="UrbanBody"><text:text-input text:description="Délivré à xxx le xxx">urbanEventObj.getFormattedDate(forDelivery=True)</text:text-input></text:p>
      <text:p text:style-name="UrbanBody"/>
      <text:p text:style-name="UrbanBody"><text:tab/><text:tab/><text:tab/><text:tab/><text:tab/><text:tab/><text:tab/><text:change-start text:change-id="ct170941312"/>self.displayValue(self.getFoldermanagers()[0].Vocabulary('grade')[0], self.getFoldermanagers()[0].getGrade())<text:change-end text:change-id="ct170941312"/></text:p>
      <text:p text:style-name="UrbanBody"><text:tab/><text:tab/><text:tab/><text:tab/><text:tab/><text:tab/><text:tab/><text:change-start text:change-id="ct170724464"/>self.getFoldermanagers()[0].getName2()<text:change-end text:change-id="ct170724464"/> <text:change-start text:change-id="ct170958984"/>self.getFoldermanagers()[0].getName1()<text:change-end text:change-id="ct170958984"/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Ubuntu" svg:font-family="Ubuntu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UrbanBody">
      <style:text-properties fo:font-weight="normal" style:font-weight-asian="normal" style:font-weight-complex="normal"/>
    </style:style>
    <style:style style:family="paragraph" style:name="P4" style:parent-style-name="UrbanBody">
      <style:text-properties style:text-line-through-style="none"/>
    </style:style>
    <style:style style:family="paragraph" style:name="P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text-line-through-style="none"/>
    </style:style>
    <style:style style:family="text" style:name="T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padding="0cm" style:background-transparency="100%" style:horizontal-pos="from-left" style:horizontal-rel="page" style:number-wrapped-paragraphs="no-limit" style:shadow="none" style:vertical-pos="from-top" style:vertical-rel="page" style:wrap="run-through">
        <style:background-image/>
      </style:graphic-properties>
    </style:style>
  </office:automatic-styles>
  <office:body>
    <office:text>
      <office:forms form:apply-design-mode="false" form:automatic-focus="false"/>
      <text:tracked-changes text:track-changes="false">
        <text:changed-region text:id="ct170941312" xml:id="ct170941312">
          <text:insertion>
            <office:change-info>
              <dc:creator>Gauthier Bastien</dc:creator>
              <dc:date>2011-09-09T12:21:00</dc:date>
            </office:change-info>
          </text:insertion>
        </text:changed-region>
        <text:changed-region text:id="ct170724464" xml:id="ct170724464">
          <text:insertion>
            <office:change-info>
              <dc:creator>Auteur inconnu</dc:creator>
              <dc:date>2011-03-31T13:08:00</dc:date>
            </office:change-info>
          </text:insertion>
        </text:changed-region>
        <text:changed-region text:id="ct170958984" xml:id="ct170958984">
          <text:insertion>
            <office:change-info>
              <dc:creator>Auteur inconnu</dc:creator>
              <dc:date>2011-03-31T13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name="Cadre2" draw:style-name="fr1" draw:z-index="0" svg:width="7.128cm" svg:x="2cm" svg:y="2cm" text:anchor-page-number="1" text:anchor-type="page">
        <draw:text-box fo:min-height="5.226cm">
          <text:p text:style-name="P2"><office:annotation><dc:creator>Gauthier Bastien</dc:creator><dc:date>2011-01-13T14:56:41</dc:date><text:p text:style-name="P5"><text:span text:style-name="T6">do text</text:span></text:p><text:p text:style-name="P5"><text:span text:style-name="T6">from document(at=header, format='odt')</text:span></text:p></office:annotation><text:span text:style-name="T2">Import depuis header.odt</text:span></text:p>
        </draw:text-box>
      </draw:frame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écépissé de dépôt d'une demande de certificat d'urbanisme n°2</text:p>
      <text:p text:style-name="UrbanBody"/>
      <text:p text:style-name="UrbanBody"><office:annotation><dc:creator>Gauthier Bastien</dc:creator><dc:date>2011-01-13T14:56:41</dc:date><text:p text:style-name="P5"><text:span text:style-name="T6">do text</text:span></text:p><text:p text:style-name="P5"><text:span text:style-name="T6">from document(at=reference, format='odt')</text:span></text:p></office:annotation><text:span text:style-name="T2">Import depuis reference.odt</text:span></text:p>
      <text:p text:style-name="UrbanBody"/>
      <text:p text:style-name="UrbanBody">Je soussigné,</text:p>
      <text:p text:style-name="UrbanBody"><text:s/><office:annotation><dc:creator>sde </dc:creator><dc:date>2011-10-07T15:13:46</dc:date><text:p text:style-name="P5"><text:span text:style-name="T7">do text </text:span></text:p><text:p text:style-name="P5"><text:span text:style-name="T7">from xhtml(self.portal_urban.decorateHTML('UrbanBody',self.getFolderManagersSignaletic()))</text:span></text:p></office:annotation></text:p>
      <text:p text:style-name="UrbanBody">mandaté par l'Administration Communale <text:text-input text:description="Nom de la commune préfixé par &lt;de&gt; ou &lt;d'&gt;">tool.getCityName(prefixed=True)</text:text-input> certifie que <text:span text:style-name="T3"><text:text-input text:description="Signalétique des demandeurs">self.getApplicantsSignaletic(withaddress=True)</text:text-input></text:span></text:p>
      <text:p text:style-name="P4"/>
      <text:p text:style-name="UrbanBody"><office:annotation><dc:creator>Gauthier Bastien</dc:creator><dc:date>2011-02-21T10:09:27</dc:date><text:p text:style-name="P5"><text:span text:style-name="T6">do text if not len(self.getApplicants()) &gt; 1 and not len(self.getParcels()) &gt; 1</text:span></text:p></office:annotation>propriétaire de la parcelle (terrain ou bâtiment), située:</text:p>
      <text:p text:style-name="UrbanBody"><office:annotation><dc:creator>Gauthier Bastien</dc:creator><dc:date>2011-02-21T10:12:18</dc:date><text:p text:style-name="P5"><text:span text:style-name="T5">do text if not len(self.getApplicants()) &gt; 1 and len(self.getParcels()) &gt; 1</text:span></text:p></office:annotation>propriétaire des parcelles (terrain ou bâtiment), situées:</text:p>
      <text:p text:style-name="UrbanBody"><office:annotation><dc:creator>Gauthier Bastien</dc:creator><dc:date>2011-02-21T10:12:52</dc:date><text:p text:style-name="P5"><text:span text:style-name="T5">do text if len(self.getApplicants()) &gt; 1 and not len(self.getParcels()) &gt; 1</text:span></text:p></office:annotation>propriétaires de la parcelle (terrain ou bâtiment), située:</text:p>
      <text:p text:style-name="UrbanBody"><office:annotation><dc:creator>Gauthier Bastien</dc:creator><dc:date>2011-02-21T10:13:04</dc:date><text:p text:style-name="P5"><text:span text:style-name="T5">do text if len(self.getApplicants()) &gt; 1 and len(self.getParcels()) &gt; 1</text:span></text:p></office:annotation>propriétaires des parcelles (terrain ou bâtiment), situées:</text:p>
      <text:p text:style-name="UrbanBody"><office:annotation><dc:creator>Gauthier Bastien</dc:creator><dc:date>2011-02-21T10:13:40</dc:date><text:p text:style-name="P5"><text:span text:style-name="T5">do text if not len(self.getParcels()) &gt; 1</text:span></text:p></office:annotation><text:text-input text:description="Lieu des travaux">self.getWorkLocationSignaletic()</text:text-input> et inscrite au cadastre, <text:text-input text:description="Détails des parcelles">licence_view.get_parcels()</text:text-input></text:p>
      <text:p text:style-name="UrbanBody"><office:annotation><dc:creator>Gauthier Bastien</dc:creator><dc:date>2011-02-21T10:13:40</dc:date><text:p text:style-name="P5"><text:span text:style-name="T5">do text if len(self.getParcels()) &gt; 1</text:span></text:p></office:annotation><text:text-input text:description="Lieu des travaux">self.getWorkLocationSignaletic()</text:text-input> et inscrite(s) au cadastre, <text:text-input text:description="Détails des parcelles">licence_view.get_parcels()</text:text-input></text:p>
      <text:p text:style-name="P3"><text:span text:style-name="T4"><office:annotation><dc:creator>Gauthier Bastien</dc:creator><dc:date>2011-02-21T10:13:40</dc:date><text:p text:style-name="P5"><text:span text:style-name="T5">do text if not len(self.getApplicants()) &gt; 1</text:span></text:p></office:annotation></text:span><text:span text:style-name="T4">a déposé une demande de certificat d'urbanisme n°2</text:span></text:p>
      <text:p text:style-name="P3"><office:annotation><dc:creator>Gauthier Bastien</dc:creator><dc:date>2011-02-21T10:14:06</dc:date><text:p text:style-name="P5"><text:span text:style-name="T5">do text if len(self.getApplicants()) &gt; 1</text:span></text:p></office:annotation>ont déposé <text:span text:style-name="T4">une demande de certificat d'urbanisme n°2</text:span>.</text:p>
      <text:p text:style-name="UrbanBody"/>
      <text:p text:style-name="UrbanBody"/>
      <text:p text:style-name="UrbanBody"><text:text-input text:description="Délivré à xxx le xxx">urbanEventObj.getFormattedDate(forDelivery=True)</text:text-input></text:p>
      <text:p text:style-name="UrbanBody"/>
      <text:p text:style-name="UrbanBody"><text:tab/><text:tab/><text:tab/><text:tab/><text:tab/><text:tab/><text:tab/><text:change-start text:change-id="ct170941312"/>self.displayValue(self.getFoldermanagers()[0].Vocabulary('grade')[0], self.getFoldermanagers()[0].getGrade())<text:change-end text:change-id="ct170941312"/></text:p>
      <text:p text:style-name="UrbanBody"><text:tab/><text:tab/><text:tab/><text:tab/><text:tab/><text:tab/><text:tab/><text:change-start text:change-id="ct170724464"/>self.getFoldermanagers()[0].getName2()<text:change-end text:change-id="ct170724464"/> <text:change-start text:change-id="ct170958984"/>self.getFoldermanagers()[0].getName1()<text:change-end text:change-id="ct170958984"/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Ubuntu" svg:font-family="Ubuntu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UrbanBody">
      <style:text-properties fo:font-weight="normal" style:font-weight-asian="normal" style:font-weight-complex="normal"/>
    </style:style>
    <style:style style:family="paragraph" style:name="P4" style:parent-style-name="UrbanBody">
      <style:text-properties style:text-line-through-style="none"/>
    </style:style>
    <style:style style:family="paragraph" style:name="P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text-line-through-style="none"/>
    </style:style>
    <style:style style:family="text" style:name="T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padding="0cm" style:background-transparency="100%" style:horizontal-pos="from-left" style:horizontal-rel="page" style:number-wrapped-paragraphs="no-limit" style:shadow="none" style:vertical-pos="from-top" style:vertical-rel="page" style:wrap="run-through">
        <style:background-image/>
      </style:graphic-properties>
    </style:style>
  </office:automatic-styles>
  <office:body>
    <office:text>
      <office:forms form:apply-design-mode="false" form:automatic-focus="false"/>
      <text:tracked-changes text:track-changes="false">
        <text:changed-region text:id="ct170941312" xml:id="ct170941312">
          <text:insertion>
            <office:change-info>
              <dc:creator>Gauthier Bastien</dc:creator>
              <dc:date>2011-09-09T12:21:00</dc:date>
            </office:change-info>
          </text:insertion>
        </text:changed-region>
        <text:changed-region text:id="ct170724464" xml:id="ct170724464">
          <text:insertion>
            <office:change-info>
              <dc:creator>Auteur inconnu</dc:creator>
              <dc:date>2011-03-31T13:08:00</dc:date>
            </office:change-info>
          </text:insertion>
        </text:changed-region>
        <text:changed-region text:id="ct170958984" xml:id="ct170958984">
          <text:insertion>
            <office:change-info>
              <dc:creator>Auteur inconnu</dc:creator>
              <dc:date>2011-03-31T13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name="Cadre2" draw:style-name="fr1" draw:z-index="0" svg:width="7.128cm" svg:x="2cm" svg:y="2cm" text:anchor-page-number="1" text:anchor-type="page">
        <draw:text-box fo:min-height="5.226cm">
          <text:p text:style-name="P2"><office:annotation><dc:creator>Gauthier Bastien</dc:creator><dc:date>2011-01-13T14:56:41</dc:date><text:p text:style-name="P5"><text:span text:style-name="T6">do text</text:span></text:p><text:p text:style-name="P5"><text:span text:style-name="T6">from document(at=header, format='odt')</text:span></text:p></office:annotation><text:span text:style-name="T2">Import depuis header.odt</text:span></text:p>
        </draw:text-box>
      </draw:frame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écépissé de dépôt d'une demande de certificat d'urbanisme n°2</text:p>
      <text:p text:style-name="UrbanBody"/>
      <text:p text:style-name="UrbanBody"><office:annotation><dc:creator>Gauthier Bastien</dc:creator><dc:date>2011-01-13T14:56:41</dc:date><text:p text:style-name="P5"><text:span text:style-name="T6">do text</text:span></text:p><text:p text:style-name="P5"><text:span text:style-name="T6">from document(at=reference, format='odt')</text:span></text:p></office:annotation><text:span text:style-name="T2">Import depuis reference.odt</text:span></text:p>
      <text:p text:style-name="UrbanBody"/>
      <text:p text:style-name="UrbanBody">Je soussigné,</text:p>
      <text:p text:style-name="UrbanBody"><text:s/><office:annotation><dc:creator>sde </dc:creator><dc:date>2011-10-07T15:13:46</dc:date><text:p text:style-name="P5"><text:span text:style-name="T7">do text </text:span></text:p><text:p text:style-name="P5"><text:span text:style-name="T7">from xhtml(self.portal_urban.decorateHTML('UrbanBody',self.getFolderManagersSignaletic()))</text:span></text:p></office:annotation></text:p>
      <text:p text:style-name="UrbanBody">mandaté par l'Administration Communale <text:text-input text:description="Nom de la commune préfixé par &lt;de&gt; ou &lt;d'&gt;">tool.getCityName(prefixed=True)</text:text-input> certifie que <text:span text:style-name="T3"><text:text-input text:description="Signalétique des demandeurs">self.getApplicantsSignaletic(withaddress=True)</text:text-input></text:span></text:p>
      <text:p text:style-name="P4"/>
      <text:p text:style-name="UrbanBody"><office:annotation><dc:creator>Gauthier Bastien</dc:creator><dc:date>2011-02-21T10:09:27</dc:date><text:p text:style-name="P5"><text:span text:style-name="T6">do text if not len(self.getApplicants()) &gt; 1 and not len(self.getParcels()) &gt; 1</text:span></text:p></office:annotation>propriétaire de la parcelle (terrain ou bâtiment), située:</text:p>
      <text:p text:style-name="UrbanBody"><office:annotation><dc:creator>Gauthier Bastien</dc:creator><dc:date>2011-02-21T10:12:18</dc:date><text:p text:style-name="P5"><text:span text:style-name="T5">do text if not len(self.getApplicants()) &gt; 1 and len(self.getParcels()) &gt; 1</text:span></text:p></office:annotation>propriétaire des parcelles (terrain ou bâtiment), situées:</text:p>
      <text:p text:style-name="UrbanBody"><office:annotation><dc:creator>Gauthier Bastien</dc:creator><dc:date>2011-02-21T10:12:52</dc:date><text:p text:style-name="P5"><text:span text:style-name="T5">do text if len(self.getApplicants()) &gt; 1 and not len(self.getParcels()) &gt; 1</text:span></text:p></office:annotation>propriétaires de la parcelle (terrain ou bâtiment), située:</text:p>
      <text:p text:style-name="UrbanBody"><office:annotation><dc:creator>Gauthier Bastien</dc:creator><dc:date>2011-02-21T10:13:04</dc:date><text:p text:style-name="P5"><text:span text:style-name="T5">do text if len(self.getApplicants()) &gt; 1 and len(self.getParcels()) &gt; 1</text:span></text:p></office:annotation>propriétaires des parcelles (terrain ou bâtiment), situées:</text:p>
      <text:p text:style-name="UrbanBody"><office:annotation><dc:creator>Gauthier Bastien</dc:creator><dc:date>2011-02-21T10:13:40</dc:date><text:p text:style-name="P5"><text:span text:style-name="T5">do text if not len(self.getParcels()) &gt; 1</text:span></text:p></office:annotation><text:text-input text:description="Lieu des travaux">self.getWorkLocationSignaletic()</text:text-input> et inscrite au cadastre, <text:text-input text:description="Détails des parcelles">licence_view.get_parcels()</text:text-input></text:p>
      <text:p text:style-name="UrbanBody"><office:annotation><dc:creator>Gauthier Bastien</dc:creator><dc:date>2011-02-21T10:13:40</dc:date><text:p text:style-name="P5"><text:span text:style-name="T5">do text if len(self.getParcels()) &gt; 1</text:span></text:p></office:annotation><text:text-input text:description="Lieu des travaux">self.getWorkLocationSignaletic()</text:text-input> et inscrite(s) au cadastre, <text:text-input text:description="Détails des parcelles">licence_view.get_parcels()</text:text-input></text:p>
      <text:p text:style-name="P3"><text:span text:style-name="T4"><office:annotation><dc:creator>Gauthier Bastien</dc:creator><dc:date>2011-02-21T10:13:40</dc:date><text:p text:style-name="P5"><text:span text:style-name="T5">do text if not len(self.getApplicants()) &gt; 1</text:span></text:p></office:annotation></text:span><text:span text:style-name="T4">a déposé une demande de certificat d'urbanisme n°2</text:span></text:p>
      <text:p text:style-name="P3"><office:annotation><dc:creator>Gauthier Bastien</dc:creator><dc:date>2011-02-21T10:14:06</dc:date><text:p text:style-name="P5"><text:span text:style-name="T5">do text if len(self.getApplicants()) &gt; 1</text:span></text:p></office:annotation>ont déposé <text:span text:style-name="T4">une demande de certificat d'urbanisme n°2</text:span>.</text:p>
      <text:p text:style-name="UrbanBody"/>
      <text:p text:style-name="UrbanBody"/>
      <text:p text:style-name="UrbanBody"><text:text-input text:description="Délivré à xxx le xxx">urbanEventObj.getFormattedDate(forDelivery=True)</text:text-input></text:p>
      <text:p text:style-name="UrbanBody"/>
      <text:p text:style-name="UrbanBody"><text:tab/><text:tab/><text:tab/><text:tab/><text:tab/><text:tab/><text:tab/><text:change-start text:change-id="ct170941312"/>self.displayValue(self.getFoldermanagers()[0].Vocabulary('grade')[0], self.getFoldermanagers()[0].getGrade())<text:change-end text:change-id="ct170941312"/></text:p>
      <text:p text:style-name="UrbanBody"><text:tab/><text:tab/><text:tab/><text:tab/><text:tab/><text:tab/><text:tab/><text:change-start text:change-id="ct170724464"/>self.getFoldermanagers()[0].getName2()<text:change-end text:change-id="ct170724464"/> <text:change-start text:change-id="ct170958984"/>self.getFoldermanagers()[0].getName1()<text:change-end text:change-id="ct170958984"/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Ubuntu" svg:font-family="Ubuntu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UrbanBody">
      <style:text-properties fo:font-weight="normal" style:font-weight-asian="normal" style:font-weight-complex="normal"/>
    </style:style>
    <style:style style:family="paragraph" style:name="P4" style:parent-style-name="UrbanBody">
      <style:text-properties style:text-line-through-style="none"/>
    </style:style>
    <style:style style:family="paragraph" style:name="P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text-line-through-style="none"/>
    </style:style>
    <style:style style:family="text" style:name="T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padding="0cm" style:background-transparency="100%" style:horizontal-pos="from-left" style:horizontal-rel="page" style:number-wrapped-paragraphs="no-limit" style:shadow="none" style:vertical-pos="from-top" style:vertical-rel="page" style:wrap="run-through">
        <style:background-image/>
      </style:graphic-properties>
    </style:style>
  </office:automatic-styles>
  <office:body>
    <office:text>
      <office:forms form:apply-design-mode="false" form:automatic-focus="false"/>
      <text:tracked-changes text:track-changes="false">
        <text:changed-region text:id="ct170941312" xml:id="ct170941312">
          <text:insertion>
            <office:change-info>
              <dc:creator>Gauthier Bastien</dc:creator>
              <dc:date>2011-09-09T12:21:00</dc:date>
            </office:change-info>
          </text:insertion>
        </text:changed-region>
        <text:changed-region text:id="ct170724464" xml:id="ct170724464">
          <text:insertion>
            <office:change-info>
              <dc:creator>Auteur inconnu</dc:creator>
              <dc:date>2011-03-31T13:08:00</dc:date>
            </office:change-info>
          </text:insertion>
        </text:changed-region>
        <text:changed-region text:id="ct170958984" xml:id="ct170958984">
          <text:insertion>
            <office:change-info>
              <dc:creator>Auteur inconnu</dc:creator>
              <dc:date>2011-03-31T13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name="Cadre2" draw:style-name="fr1" draw:z-index="0" svg:width="7.128cm" svg:x="2cm" svg:y="2cm" text:anchor-page-number="1" text:anchor-type="page">
        <draw:text-box fo:min-height="5.226cm">
          <text:p text:style-name="P2"><office:annotation><dc:creator>Gauthier Bastien</dc:creator><dc:date>2011-01-13T14:56:41</dc:date><text:p text:style-name="P5"><text:span text:style-name="T6">do text</text:span></text:p><text:p text:style-name="P5"><text:span text:style-name="T6">from document(at=header, format='odt')</text:span></text:p></office:annotation><text:span text:style-name="T2">Import depuis header.odt</text:span></text:p>
        </draw:text-box>
      </draw:frame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écépissé de dépôt d'une demande de certificat d'urbanisme n°2</text:p>
      <text:p text:style-name="UrbanBody"/>
      <text:p text:style-name="UrbanBody"><office:annotation><dc:creator>Gauthier Bastien</dc:creator><dc:date>2011-01-13T14:56:41</dc:date><text:p text:style-name="P5"><text:span text:style-name="T6">do text</text:span></text:p><text:p text:style-name="P5"><text:span text:style-name="T6">from document(at=reference, format='odt')</text:span></text:p></office:annotation><text:span text:style-name="T2">Import depuis reference.odt</text:span></text:p>
      <text:p text:style-name="UrbanBody"/>
      <text:p text:style-name="UrbanBody">Je soussigné,</text:p>
      <text:p text:style-name="UrbanBody"><text:s/><office:annotation><dc:creator>sde </dc:creator><dc:date>2011-10-07T15:13:46</dc:date><text:p text:style-name="P5"><text:span text:style-name="T7">do text </text:span></text:p><text:p text:style-name="P5"><text:span text:style-name="T7">from xhtml(self.portal_urban.decorateHTML('UrbanBody',self.getFolderManagersSignaletic()))</text:span></text:p></office:annotation></text:p>
      <text:p text:style-name="UrbanBody">mandaté par l'Administration Communale <text:text-input text:description="Nom de la commune préfixé par &lt;de&gt; ou &lt;d'&gt;">tool.getCityName(prefixed=True)</text:text-input> certifie que <text:span text:style-name="T3"><text:text-input text:description="Signalétique des demandeurs">self.getApplicantsSignaletic(withaddress=True)</text:text-input></text:span></text:p>
      <text:p text:style-name="P4"/>
      <text:p text:style-name="UrbanBody"><office:annotation><dc:creator>Gauthier Bastien</dc:creator><dc:date>2011-02-21T10:09:27</dc:date><text:p text:style-name="P5"><text:span text:style-name="T6">do text if not len(self.getApplicants()) &gt; 1 and not len(self.getParcels()) &gt; 1</text:span></text:p></office:annotation>propriétaire de la parcelle (terrain ou bâtiment), située:</text:p>
      <text:p text:style-name="UrbanBody"><office:annotation><dc:creator>Gauthier Bastien</dc:creator><dc:date>2011-02-21T10:12:18</dc:date><text:p text:style-name="P5"><text:span text:style-name="T5">do text if not len(self.getApplicants()) &gt; 1 and len(self.getParcels()) &gt; 1</text:span></text:p></office:annotation>propriétaire des parcelles (terrain ou bâtiment), situées:</text:p>
      <text:p text:style-name="UrbanBody"><office:annotation><dc:creator>Gauthier Bastien</dc:creator><dc:date>2011-02-21T10:12:52</dc:date><text:p text:style-name="P5"><text:span text:style-name="T5">do text if len(self.getApplicants()) &gt; 1 and not len(self.getParcels()) &gt; 1</text:span></text:p></office:annotation>propriétaires de la parcelle (terrain ou bâtiment), située:</text:p>
      <text:p text:style-name="UrbanBody"><office:annotation><dc:creator>Gauthier Bastien</dc:creator><dc:date>2011-02-21T10:13:04</dc:date><text:p text:style-name="P5"><text:span text:style-name="T5">do text if len(self.getApplicants()) &gt; 1 and len(self.getParcels()) &gt; 1</text:span></text:p></office:annotation>propriétaires des parcelles (terrain ou bâtiment), situées:</text:p>
      <text:p text:style-name="UrbanBody"><office:annotation><dc:creator>Gauthier Bastien</dc:creator><dc:date>2011-02-21T10:13:40</dc:date><text:p text:style-name="P5"><text:span text:style-name="T5">do text if not len(self.getParcels()) &gt; 1</text:span></text:p></office:annotation><text:text-input text:description="Lieu des travaux">self.getWorkLocationSignaletic()</text:text-input> et inscrite au cadastre, <text:text-input text:description="Détails des parcelles">licence_view.get_parcels()</text:text-input></text:p>
      <text:p text:style-name="UrbanBody"><office:annotation><dc:creator>Gauthier Bastien</dc:creator><dc:date>2011-02-21T10:13:40</dc:date><text:p text:style-name="P5"><text:span text:style-name="T5">do text if len(self.getParcels()) &gt; 1</text:span></text:p></office:annotation><text:text-input text:description="Lieu des travaux">self.getWorkLocationSignaletic()</text:text-input> et inscrite(s) au cadastre, <text:text-input text:description="Détails des parcelles">licence_view.get_parcels()</text:text-input></text:p>
      <text:p text:style-name="P3"><text:span text:style-name="T4"><office:annotation><dc:creator>Gauthier Bastien</dc:creator><dc:date>2011-02-21T10:13:40</dc:date><text:p text:style-name="P5"><text:span text:style-name="T5">do text if not len(self.getApplicants()) &gt; 1</text:span></text:p></office:annotation></text:span><text:span text:style-name="T4">a déposé une demande de certificat d'urbanisme n°2</text:span></text:p>
      <text:p text:style-name="P3"><office:annotation><dc:creator>Gauthier Bastien</dc:creator><dc:date>2011-02-21T10:14:06</dc:date><text:p text:style-name="P5"><text:span text:style-name="T5">do text if len(self.getApplicants()) &gt; 1</text:span></text:p></office:annotation>ont déposé <text:span text:style-name="T4">une demande de certificat d'urbanisme n°2</text:span>.</text:p>
      <text:p text:style-name="UrbanBody"/>
      <text:p text:style-name="UrbanBody"/>
      <text:p text:style-name="UrbanBody"><text:text-input text:description="Délivré à xxx le xxx">urbanEventObj.getFormattedDate(forDelivery=True)</text:text-input></text:p>
      <text:p text:style-name="UrbanBody"/>
      <text:p text:style-name="UrbanBody"><text:tab/><text:tab/><text:tab/><text:tab/><text:tab/><text:tab/><text:tab/><text:change-start text:change-id="ct170941312"/>self.displayValue(self.getFoldermanagers()[0].Vocabulary('grade')[0], self.getFoldermanagers()[0].getGrade())<text:change-end text:change-id="ct170941312"/></text:p>
      <text:p text:style-name="UrbanBody"><text:tab/><text:tab/><text:tab/><text:tab/><text:tab/><text:tab/><text:tab/><text:change-start text:change-id="ct170724464"/>self.getFoldermanagers()[0].getName2()<text:change-end text:change-id="ct170724464"/> <text:change-start text:change-id="ct170958984"/>self.getFoldermanagers()[0].getName1()<text:change-end text:change-id="ct17095898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02</meta:generator>
    <meta:creation-date>2009-07-27T10:37:25</meta:creation-date>
    <dc:date>2012-05-14T08:20:13</dc:date>
    <dc:language>fr-FR</dc:language>
    <meta:editing-cycles>88</meta:editing-cycles>
    <meta:editing-duration>PT12H28M24S</meta:editing-duration>
    <dc:creator>Simon Delcourt</dc:creator>
    <meta:document-statistic meta:table-count="0" meta:image-count="0" meta:object-count="0" meta:page-count="1" meta:paragraph-count="18" meta:word-count="103" meta:character-count="1047" meta:non-whitespace-character-count="958"/>
    <meta:user-defined meta:name="Info 1"/>
    <meta:user-defined meta:name="Info 2"/>
    <meta:user-defined meta:name="Info 3"/>
    <meta:user-defined meta:name="Info 4"/>
  </office:meta>
</office:document-meta>
</file>